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A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Key Stats</text:p>
          </table:table-cell>
          <table:covered-table-cell/>
          <table:covered-table-cell table:style-name="Default"/>
        </table:table-row>
        <table:table-row table:style-name="ro2">
          <table:table-cell table:style-name="ce12" office:value-type="string" calcext:value-type="string">
            <text:p>Key count</text:p>
          </table:table-cell>
          <table:table-cell table:formula="of:=COM.IEX.API.LOCALC.PYTHON.IEXIMPL.IEXKEYSTATSKEYCOUNT()" office:value-type="float" office:value="50" calcext:value-type="float">
            <text:p>50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ce13" office:value-type="string" calcext:value-type="string">
            <text:p>Symbol</text:p>
          </table:table-cell>
        </table:table-row>
        <table:table-row table:style-name="ro2"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Key</text:p>
          </table:table-cell>
          <table:table-cell table:style-name="ce14" office:value-type="string" calcext:value-type="string">
            <text:p>AAP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IEX.API.LOCALC.PYTHON.IEXIMPL.IEXKEYSTATSKEYBYINDEX([.A6])" office:value-type="string" office:string-value="beta" calcext:value-type="string">
            <text:p>beta</text:p>
          </table:table-cell>
          <table:table-cell table:style-name="ce5" table:formula="of:=COM.IEX.API.LOCALC.PYTHON.IEXIMPL.IEXKEYSTATSITEM([.C$5];[.B6])" office:value-type="float" office:value="1.227439" calcext:value-type="float">
            <text:p>1</text:p>
          </table:table-cell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COM.IEX.API.LOCALC.PYTHON.IEXIMPL.IEXKEYSTATSKEYBYINDEX([.A7])" office:value-type="string" office:string-value="cash" calcext:value-type="string">
            <text:p>cash</text:p>
          </table:table-cell>
          <table:table-cell table:formula="of:=COM.IEX.API.LOCALC.PYTHON.IEXIMPL.IEXKEYSTATSITEM([.C$5];[.B7])" office:value-type="float" office:value="295194000000" calcext:value-type="float">
            <text:p>295194000000</text:p>
          </table:table-cell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COM.IEX.API.LOCALC.PYTHON.IEXIMPL.IEXKEYSTATSKEYBYINDEX([.A8])" office:value-type="string" office:string-value="companyName" calcext:value-type="string">
            <text:p>companyName</text:p>
          </table:table-cell>
          <table:table-cell table:formula="of:=COM.IEX.API.LOCALC.PYTHON.IEXIMPL.IEXKEYSTATSITEM([.C$5];[.B8])" office:value-type="string" office:string-value="Apple Inc." calcext:value-type="string">
            <text:p>Apple Inc.</text:p>
          </table:table-cell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COM.IEX.API.LOCALC.PYTHON.IEXIMPL.IEXKEYSTATSKEYBYINDEX([.A9])" office:value-type="string" office:string-value="consensusEPS" calcext:value-type="string">
            <text:p>consensusEPS</text:p>
          </table:table-cell>
          <table:table-cell table:formula="of:=COM.IEX.API.LOCALC.PYTHON.IEXIMPL.IEXKEYSTATSITEM([.C$5];[.B9])" office:value-type="float" office:value="1.87" calcext:value-type="float">
            <text:p>1.87</text:p>
          </table:table-cell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COM.IEX.API.LOCALC.PYTHON.IEXIMPL.IEXKEYSTATSKEYBYINDEX([.A10])" office:value-type="string" office:string-value="day200MovingAvg" calcext:value-type="string">
            <text:p>day200MovingAvg</text:p>
          </table:table-cell>
          <table:table-cell table:style-name="ce5" table:formula="of:=COM.IEX.API.LOCALC.PYTHON.IEXIMPL.IEXKEYSTATSITEM([.C$5];[.B10])" office:value-type="float" office:value="159.227" calcext:value-type="float">
            <text:p>159</text:p>
          </table:table-cell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COM.IEX.API.LOCALC.PYTHON.IEXIMPL.IEXKEYSTATSKEYBYINDEX([.A11])" office:value-type="string" office:string-value="day30ChangePercent" calcext:value-type="string">
            <text:p>day30ChangePercent</text:p>
          </table:table-cell>
          <table:table-cell table:formula="of:=COM.IEX.API.LOCALC.PYTHON.IEXIMPL.IEXKEYSTATSITEM([.C$5];[.B11])" office:value-type="float" office:value="-0.0143389733295096" calcext:value-type="float">
            <text:p>-0.01433897332951</text:p>
          </table:table-cell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COM.IEX.API.LOCALC.PYTHON.IEXIMPL.IEXKEYSTATSKEYBYINDEX([.A12])" office:value-type="string" office:string-value="day50MovingAvg" calcext:value-type="string">
            <text:p>day50MovingAvg</text:p>
          </table:table-cell>
          <table:table-cell table:formula="of:=COM.IEX.API.LOCALC.PYTHON.IEXIMPL.IEXKEYSTATSITEM([.C$5];[.B12])" office:value-type="float" office:value="170.26161" calcext:value-type="float">
            <text:p>170.26161</text:p>
          </table:table-cell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COM.IEX.API.LOCALC.PYTHON.IEXIMPL.IEXKEYSTATSKEYBYINDEX([.A13])" office:value-type="string" office:string-value="day5ChangePercent" calcext:value-type="string">
            <text:p>day5ChangePercent</text:p>
          </table:table-cell>
          <table:table-cell table:formula="of:=COM.IEX.API.LOCALC.PYTHON.IEXIMPL.IEXKEYSTATSITEM([.C$5];[.B13])" office:value-type="float" office:value="0.0456979432883047" calcext:value-type="float">
            <text:p>0.045697943288305</text:p>
          </table:table-cell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COM.IEX.API.LOCALC.PYTHON.IEXIMPL.IEXKEYSTATSKEYBYINDEX([.A14])" office:value-type="string" office:string-value="debt" calcext:value-type="string">
            <text:p>debt</text:p>
          </table:table-cell>
          <table:table-cell table:formula="of:=COM.IEX.API.LOCALC.PYTHON.IEXIMPL.IEXKEYSTATSITEM([.C$5];[.B14])" office:value-type="float" office:value="444941000000" calcext:value-type="float">
            <text:p>444941000000</text:p>
          </table:table-cell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COM.IEX.API.LOCALC.PYTHON.IEXIMPL.IEXKEYSTATSKEYBYINDEX([.A15])" office:value-type="string" office:string-value="dividendRate" calcext:value-type="string">
            <text:p>dividendRate</text:p>
          </table:table-cell>
          <table:table-cell table:formula="of:=COM.IEX.API.LOCALC.PYTHON.IEXIMPL.IEXKEYSTATSITEM([.C$5];[.B15])" office:value-type="float" office:value="2.52" calcext:value-type="float">
            <text:p>2.52</text:p>
          </table:table-cell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COM.IEX.API.LOCALC.PYTHON.IEXIMPL.IEXKEYSTATSKEYBYINDEX([.A16])" office:value-type="string" office:string-value="dividendYield" calcext:value-type="string">
            <text:p>dividendYield</text:p>
          </table:table-cell>
          <table:table-cell table:formula="of:=COM.IEX.API.LOCALC.PYTHON.IEXIMPL.IEXKEYSTATSITEM([.C$5];[.B16])" office:value-type="float" office:value="1.4663951" calcext:value-type="float">
            <text:p>1.4663951</text:p>
          </table:table-cell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COM.IEX.API.LOCALC.PYTHON.IEXIMPL.IEXKEYSTATSKEYBYINDEX([.A17])" office:value-type="string" office:string-value="EBITDA" calcext:value-type="string">
            <text:p>EBITDA</text:p>
          </table:table-cell>
          <table:table-cell table:style-name="ce5" table:formula="of:=COM.IEX.API.LOCALC.PYTHON.IEXIMPL.IEXKEYSTATSITEM([.C$5];[.B17])" office:value-type="float" office:value="79386000000" calcext:value-type="float">
            <text:p>79,386,000,000</text:p>
          </table:table-cell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COM.IEX.API.LOCALC.PYTHON.IEXIMPL.IEXKEYSTATSKEYBYINDEX([.A18])" office:value-type="string" office:string-value="EPSSurpriseDollar" calcext:value-type="string">
            <text:p>EPSSurpriseDollar</text:p>
          </table:table-cell>
          <table:table-cell table:formula="of:=COM.IEX.API.LOCALC.PYTHON.IEXIMPL.IEXKEYSTATSITEM([.C$5];[.B18])" office:value-type="string" office:string-value="" calcext:value-type="error">
            <text:p>#N/A</text:p>
          </table:table-cell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COM.IEX.API.LOCALC.PYTHON.IEXIMPL.IEXKEYSTATSKEYBYINDEX([.A19])" office:value-type="string" office:string-value="EPSSurprisePercent" calcext:value-type="string">
            <text:p>EPSSurprisePercent</text:p>
          </table:table-cell>
          <table:table-cell table:formula="of:=COM.IEX.API.LOCALC.PYTHON.IEXIMPL.IEXKEYSTATSITEM([.C$5];[.B19])" office:value-type="float" office:value="10.6952" calcext:value-type="float">
            <text:p>10.6952</text:p>
          </table:table-cell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COM.IEX.API.LOCALC.PYTHON.IEXIMPL.IEXKEYSTATSKEYBYINDEX([.A20])" office:value-type="string" office:string-value="exDividendDate" calcext:value-type="string">
            <text:p>exDividendDate</text:p>
          </table:table-cell>
          <table:table-cell table:formula="of:=COM.IEX.API.LOCALC.PYTHON.IEXIMPL.IEXKEYSTATSITEM([.C$5];[.B20])" office:value-type="string" office:string-value="2018-02-09 00:00:00.0" calcext:value-type="string">
            <text:p>2018-02-09 00:00:00.0</text:p>
          </table:table-cell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COM.IEX.API.LOCALC.PYTHON.IEXIMPL.IEXKEYSTATSKEYBYINDEX([.A21])" office:value-type="string" office:string-value="float" calcext:value-type="string">
            <text:p>float</text:p>
          </table:table-cell>
          <table:table-cell table:style-name="ce5" table:formula="of:=COM.IEX.API.LOCALC.PYTHON.IEXIMPL.IEXKEYSTATSITEM([.C$5];[.B21])" office:value-type="float" office:value="5064348266" calcext:value-type="float">
            <text:p>5,064,348,266</text:p>
          </table:table-cell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COM.IEX.API.LOCALC.PYTHON.IEXIMPL.IEXKEYSTATSKEYBYINDEX([.A22])" office:value-type="string" office:string-value="grossProfit" calcext:value-type="string">
            <text:p>grossProfit</text:p>
          </table:table-cell>
          <table:table-cell table:style-name="ce5" table:formula="of:=COM.IEX.API.LOCALC.PYTHON.IEXIMPL.IEXKEYSTATSITEM([.C$5];[.B22])" office:value-type="float" office:value="91922000000" calcext:value-type="float">
            <text:p>91,922,000,000</text:p>
          </table:table-cell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COM.IEX.API.LOCALC.PYTHON.IEXIMPL.IEXKEYSTATSKEYBYINDEX([.A23])" office:value-type="string" office:string-value="insiderPercent" calcext:value-type="string">
            <text:p>insiderPercent</text:p>
          </table:table-cell>
          <table:table-cell table:formula="of:=COM.IEX.API.LOCALC.PYTHON.IEXIMPL.IEXKEYSTATSITEM([.C$5];[.B23])" office:value-type="string" office:string-value="" calcext:value-type="error">
            <text:p>#N/A</text:p>
          </table:table-cell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COM.IEX.API.LOCALC.PYTHON.IEXIMPL.IEXKEYSTATSKEYBYINDEX([.A24])" office:value-type="string" office:string-value="institutionPercent" calcext:value-type="string">
            <text:p>institutionPercent</text:p>
          </table:table-cell>
          <table:table-cell table:formula="of:=COM.IEX.API.LOCALC.PYTHON.IEXIMPL.IEXKEYSTATSITEM([.C$5];[.B24])" office:value-type="float" office:value="62.2" calcext:value-type="float">
            <text:p>62.2</text:p>
          </table:table-cell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COM.IEX.API.LOCALC.PYTHON.IEXIMPL.IEXKEYSTATSKEYBYINDEX([.A25])" office:value-type="string" office:string-value="latestEPS" calcext:value-type="string">
            <text:p>latestEPS</text:p>
          </table:table-cell>
          <table:table-cell table:formula="of:=COM.IEX.API.LOCALC.PYTHON.IEXIMPL.IEXKEYSTATSITEM([.C$5];[.B25])" office:value-type="float" office:value="9.2" calcext:value-type="float">
            <text:p>9.2</text:p>
          </table:table-cell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COM.IEX.API.LOCALC.PYTHON.IEXIMPL.IEXKEYSTATSKEYBYINDEX([.A26])" office:value-type="string" office:string-value="latestEPSDate" calcext:value-type="string">
            <text:p>latestEPSDate</text:p>
          </table:table-cell>
          <table:table-cell table:formula="of:=COM.IEX.API.LOCALC.PYTHON.IEXIMPL.IEXKEYSTATSITEM([.C$5];[.B26])" office:value-type="string" office:string-value="2017-09-30" calcext:value-type="string">
            <text:p>2017-09-30</text:p>
          </table:table-cell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COM.IEX.API.LOCALC.PYTHON.IEXIMPL.IEXKEYSTATSKEYBYINDEX([.A27])" office:value-type="string" office:string-value="marketcap" calcext:value-type="string">
            <text:p>marketcap</text:p>
          </table:table-cell>
          <table:table-cell table:style-name="ce5" table:formula="of:=COM.IEX.API.LOCALC.PYTHON.IEXIMPL.IEXKEYSTATSITEM([.C$5];[.B27])" office:value-type="float" office:value="871969134050" calcext:value-type="float">
            <text:p>871,969,134,050</text:p>
          </table:table-cell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COM.IEX.API.LOCALC.PYTHON.IEXIMPL.IEXKEYSTATSKEYBYINDEX([.A28])" office:value-type="string" office:string-value="month1ChangePercent" calcext:value-type="string">
            <text:p>month1ChangePercent</text:p>
          </table:table-cell>
          <table:table-cell table:formula="of:=COM.IEX.API.LOCALC.PYTHON.IEXIMPL.IEXKEYSTATSITEM([.C$5];[.B28])" office:value-type="float" office:value="-0.0290960451977401" calcext:value-type="float">
            <text:p>-0.02909604519774</text:p>
          </table:table-cell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COM.IEX.API.LOCALC.PYTHON.IEXIMPL.IEXKEYSTATSKEYBYINDEX([.A29])" office:value-type="string" office:string-value="month3ChangePercent" calcext:value-type="string">
            <text:p>month3ChangePercent</text:p>
          </table:table-cell>
          <table:table-cell table:formula="of:=COM.IEX.API.LOCALC.PYTHON.IEXIMPL.IEXKEYSTATSITEM([.C$5];[.B29])" office:value-type="float" office:value="0.0110012942699141" calcext:value-type="float">
            <text:p>0.011001294269914</text:p>
          </table:table-cell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COM.IEX.API.LOCALC.PYTHON.IEXIMPL.IEXKEYSTATSKEYBYINDEX([.A30])" office:value-type="string" office:string-value="month6ChangePercent" calcext:value-type="string">
            <text:p>month6ChangePercent</text:p>
          </table:table-cell>
          <table:table-cell table:formula="of:=COM.IEX.API.LOCALC.PYTHON.IEXIMPL.IEXKEYSTATSITEM([.C$5];[.B30])" office:value-type="float" office:value="0.0931238470835188" calcext:value-type="float">
            <text:p>0.093123847083519</text:p>
          </table:table-cell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COM.IEX.API.LOCALC.PYTHON.IEXIMPL.IEXKEYSTATSKEYBYINDEX([.A31])" office:value-type="string" office:string-value="numberOfEstimates" calcext:value-type="string">
            <text:p>numberOfEstimates</text:p>
          </table:table-cell>
          <table:table-cell table:formula="of:=COM.IEX.API.LOCALC.PYTHON.IEXIMPL.IEXKEYSTATSITEM([.C$5];[.B31])" office:value-type="float" office:value="10" calcext:value-type="float">
            <text:p>10</text:p>
          </table:table-cell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COM.IEX.API.LOCALC.PYTHON.IEXIMPL.IEXKEYSTATSKEYBYINDEX([.A32])" office:value-type="string" office:string-value="peRatioHigh" calcext:value-type="string">
            <text:p>peRatioHigh</text:p>
          </table:table-cell>
          <table:table-cell table:formula="of:=COM.IEX.API.LOCALC.PYTHON.IEXIMPL.IEXKEYSTATSITEM([.C$5];[.B32])" office:value-type="float" office:value="114.1" calcext:value-type="float">
            <text:p>114.1</text:p>
          </table:table-cell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COM.IEX.API.LOCALC.PYTHON.IEXIMPL.IEXKEYSTATSKEYBYINDEX([.A33])" office:value-type="string" office:string-value="peRatioLow" calcext:value-type="string">
            <text:p>peRatioLow</text:p>
          </table:table-cell>
          <table:table-cell table:formula="of:=COM.IEX.API.LOCALC.PYTHON.IEXIMPL.IEXKEYSTATSITEM([.C$5];[.B33])" office:value-type="float" office:value="0" calcext:value-type="float">
            <text:p>0</text:p>
          </table:table-cell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COM.IEX.API.LOCALC.PYTHON.IEXIMPL.IEXKEYSTATSKEYBYINDEX([.A34])" office:value-type="string" office:string-value="priceToBook" calcext:value-type="string">
            <text:p>priceToBook</text:p>
          </table:table-cell>
          <table:table-cell table:formula="of:=COM.IEX.API.LOCALC.PYTHON.IEXIMPL.IEXKEYSTATSITEM([.C$5];[.B34])" office:value-type="float" office:value="6.24" calcext:value-type="float">
            <text:p>6.24</text:p>
          </table:table-cell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COM.IEX.API.LOCALC.PYTHON.IEXIMPL.IEXKEYSTATSKEYBYINDEX([.A35])" office:value-type="string" office:string-value="priceToSales" calcext:value-type="string">
            <text:p>priceToSales</text:p>
          </table:table-cell>
          <table:table-cell table:formula="of:=COM.IEX.API.LOCALC.PYTHON.IEXIMPL.IEXKEYSTATSITEM([.C$5];[.B35])" office:value-type="float" office:value="3.658026" calcext:value-type="float">
            <text:p>3.658026</text:p>
          </table:table-cell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COM.IEX.API.LOCALC.PYTHON.IEXIMPL.IEXKEYSTATSKEYBYINDEX([.A36])" office:value-type="string" office:string-value="profitMargin" calcext:value-type="string">
            <text:p>profitMargin</text:p>
          </table:table-cell>
          <table:table-cell table:formula="of:=COM.IEX.API.LOCALC.PYTHON.IEXIMPL.IEXKEYSTATSITEM([.C$5];[.B36])" office:value-type="float" office:value="20.67" calcext:value-type="float">
            <text:p>20.67</text:p>
          </table:table-cell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COM.IEX.API.LOCALC.PYTHON.IEXIMPL.IEXKEYSTATSKEYBYINDEX([.A37])" office:value-type="string" office:string-value="returnOnAssets" calcext:value-type="string">
            <text:p>returnOnAssets</text:p>
          </table:table-cell>
          <table:table-cell table:formula="of:=COM.IEX.API.LOCALC.PYTHON.IEXIMPL.IEXKEYSTATSITEM([.C$5];[.B37])" office:value-type="float" office:value="12.88" calcext:value-type="float">
            <text:p>12.88</text:p>
          </table:table-cell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COM.IEX.API.LOCALC.PYTHON.IEXIMPL.IEXKEYSTATSKEYBYINDEX([.A38])" office:value-type="string" office:string-value="returnOnCapital" calcext:value-type="string">
            <text:p>returnOnCapital</text:p>
          </table:table-cell>
          <table:table-cell table:formula="of:=COM.IEX.API.LOCALC.PYTHON.IEXIMPL.IEXKEYSTATSITEM([.C$5];[.B38])" office:value-type="string" office:string-value="" calcext:value-type="error">
            <text:p>#N/A</text:p>
          </table:table-cell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COM.IEX.API.LOCALC.PYTHON.IEXIMPL.IEXKEYSTATSKEYBYINDEX([.A39])" office:value-type="string" office:string-value="returnOnEquity" calcext:value-type="string">
            <text:p>returnOnEquity</text:p>
          </table:table-cell>
          <table:table-cell table:formula="of:=COM.IEX.API.LOCALC.PYTHON.IEXIMPL.IEXKEYSTATSITEM([.C$5];[.B39])" office:value-type="float" office:value="34.7" calcext:value-type="float">
            <text:p>34.7</text:p>
          </table:table-cell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COM.IEX.API.LOCALC.PYTHON.IEXIMPL.IEXKEYSTATSKEYBYINDEX([.A40])" office:value-type="string" office:string-value="revenue" calcext:value-type="string">
            <text:p>revenue</text:p>
          </table:table-cell>
          <table:table-cell table:style-name="ce5" table:formula="of:=COM.IEX.API.LOCALC.PYTHON.IEXIMPL.IEXKEYSTATSITEM([.C$5];[.B40])" office:value-type="float" office:value="239176000000" calcext:value-type="float">
            <text:p>239,176,000,000</text:p>
          </table:table-cell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COM.IEX.API.LOCALC.PYTHON.IEXIMPL.IEXKEYSTATSKEYBYINDEX([.A41])" office:value-type="string" office:string-value="revenuePerEmployee" calcext:value-type="string">
            <text:p>revenuePerEmployee</text:p>
          </table:table-cell>
          <table:table-cell table:formula="of:=COM.IEX.API.LOCALC.PYTHON.IEXIMPL.IEXKEYSTATSITEM([.C$5];[.B41])" office:value-type="float" office:value="1944520" calcext:value-type="float">
            <text:p>1944520</text:p>
          </table:table-cell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COM.IEX.API.LOCALC.PYTHON.IEXIMPL.IEXKEYSTATSKEYBYINDEX([.A42])" office:value-type="string" office:string-value="revenuePerShare" calcext:value-type="string">
            <text:p>revenuePerShare</text:p>
          </table:table-cell>
          <table:table-cell table:formula="of:=COM.IEX.API.LOCALC.PYTHON.IEXIMPL.IEXKEYSTATSITEM([.C$5];[.B42])" office:value-type="float" office:value="47" calcext:value-type="float">
            <text:p>47</text:p>
          </table:table-cell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COM.IEX.API.LOCALC.PYTHON.IEXIMPL.IEXKEYSTATSKEYBYINDEX([.A43])" office:value-type="string" office:string-value="sharesOutstanding" calcext:value-type="string">
            <text:p>sharesOutstanding</text:p>
          </table:table-cell>
          <table:table-cell table:style-name="ce5" table:formula="of:=COM.IEX.API.LOCALC.PYTHON.IEXIMPL.IEXKEYSTATSITEM([.C$5];[.B43])" office:value-type="float" office:value="5074013000" calcext:value-type="float">
            <text:p>5,074,013,000</text:p>
          </table:table-cell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COM.IEX.API.LOCALC.PYTHON.IEXIMPL.IEXKEYSTATSKEYBYINDEX([.A44])" office:value-type="string" office:string-value="shortDate" calcext:value-type="string">
            <text:p>shortDate</text:p>
          </table:table-cell>
          <table:table-cell table:formula="of:=COM.IEX.API.LOCALC.PYTHON.IEXIMPL.IEXKEYSTATSITEM([.C$5];[.B44])" office:value-type="string" office:string-value="2018-01-31" calcext:value-type="string">
            <text:p>2018-01-31</text:p>
          </table:table-cell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COM.IEX.API.LOCALC.PYTHON.IEXIMPL.IEXKEYSTATSKEYBYINDEX([.A45])" office:value-type="string" office:string-value="shortInterest" calcext:value-type="string">
            <text:p>shortInterest</text:p>
          </table:table-cell>
          <table:table-cell table:style-name="ce5" table:formula="of:=COM.IEX.API.LOCALC.PYTHON.IEXIMPL.IEXKEYSTATSITEM([.C$5];[.B45])" office:value-type="float" office:value="42078657" calcext:value-type="float">
            <text:p>42,078,657</text:p>
          </table:table-cell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COM.IEX.API.LOCALC.PYTHON.IEXIMPL.IEXKEYSTATSKEYBYINDEX([.A46])" office:value-type="string" office:string-value="shortRatio" calcext:value-type="string">
            <text:p>shortRatio</text:p>
          </table:table-cell>
          <table:table-cell table:formula="of:=COM.IEX.API.LOCALC.PYTHON.IEXIMPL.IEXKEYSTATSITEM([.C$5];[.B46])" office:value-type="float" office:value="1.339517" calcext:value-type="float">
            <text:p>1.339517</text:p>
          </table:table-cell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COM.IEX.API.LOCALC.PYTHON.IEXIMPL.IEXKEYSTATSKEYBYINDEX([.A47])" office:value-type="string" office:string-value="symbol" calcext:value-type="string">
            <text:p>symbol</text:p>
          </table:table-cell>
          <table:table-cell table:formula="of:=COM.IEX.API.LOCALC.PYTHON.IEXIMPL.IEXKEYSTATSITEM([.C$5];[.B47])" office:value-type="string" office:string-value="AAPL" calcext:value-type="string">
            <text:p>AAPL</text:p>
          </table:table-cell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COM.IEX.API.LOCALC.PYTHON.IEXIMPL.IEXKEYSTATSKEYBYINDEX([.A48])" office:value-type="string" office:string-value="ttmEPS" calcext:value-type="string">
            <text:p>ttmEPS</text:p>
          </table:table-cell>
          <table:table-cell table:formula="of:=COM.IEX.API.LOCALC.PYTHON.IEXIMPL.IEXKEYSTATSITEM([.C$5];[.B48])" office:value-type="float" office:value="9.2" calcext:value-type="float">
            <text:p>9.2</text:p>
          </table:table-cell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COM.IEX.API.LOCALC.PYTHON.IEXIMPL.IEXKEYSTATSKEYBYINDEX([.A49])" office:value-type="string" office:string-value="week52change" calcext:value-type="string">
            <text:p>week52change</text:p>
          </table:table-cell>
          <table:table-cell table:formula="of:=COM.IEX.API.LOCALC.PYTHON.IEXIMPL.IEXKEYSTATSITEM([.C$5];[.B49])" office:value-type="float" office:value="28.6242" calcext:value-type="float">
            <text:p>28.6242</text:p>
          </table:table-cell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COM.IEX.API.LOCALC.PYTHON.IEXIMPL.IEXKEYSTATSKEYBYINDEX([.A50])" office:value-type="string" office:string-value="week52high" calcext:value-type="string">
            <text:p>week52high</text:p>
          </table:table-cell>
          <table:table-cell table:formula="of:=COM.IEX.API.LOCALC.PYTHON.IEXIMPL.IEXKEYSTATSITEM([.C$5];[.B50])" office:value-type="float" office:value="180.1" calcext:value-type="float">
            <text:p>180.1</text:p>
          </table:table-cell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COM.IEX.API.LOCALC.PYTHON.IEXIMPL.IEXKEYSTATSKEYBYINDEX([.A51])" office:value-type="string" office:string-value="week52low" calcext:value-type="string">
            <text:p>week52low</text:p>
          </table:table-cell>
          <table:table-cell table:formula="of:=COM.IEX.API.LOCALC.PYTHON.IEXIMPL.IEXKEYSTATSITEM([.C$5];[.B51])" office:value-type="float" office:value="135.28" calcext:value-type="float">
            <text:p>135.28</text:p>
          </table:table-cell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COM.IEX.API.LOCALC.PYTHON.IEXIMPL.IEXKEYSTATSKEYBYINDEX([.A52])" office:value-type="string" office:string-value="year1ChangePercent" calcext:value-type="string">
            <text:p>year1ChangePercent</text:p>
          </table:table-cell>
          <table:table-cell table:formula="of:=COM.IEX.API.LOCALC.PYTHON.IEXIMPL.IEXKEYSTATSITEM([.C$5];[.B52])" office:value-type="float" office:value="0.257132406730066" calcext:value-type="float">
            <text:p>0.257132406730066</text:p>
          </table:table-cell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COM.IEX.API.LOCALC.PYTHON.IEXIMPL.IEXKEYSTATSKEYBYINDEX([.A53])" office:value-type="string" office:string-value="year2ChangePercent" calcext:value-type="string">
            <text:p>year2ChangePercent</text:p>
          </table:table-cell>
          <table:table-cell table:formula="of:=COM.IEX.API.LOCALC.PYTHON.IEXIMPL.IEXKEYSTATSITEM([.C$5];[.B53])" office:value-type="float" office:value="0.773843930635838" calcext:value-type="float">
            <text:p>0.773843930635838</text:p>
          </table:table-cell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COM.IEX.API.LOCALC.PYTHON.IEXIMPL.IEXKEYSTATSKEYBYINDEX([.A54])" office:value-type="string" office:string-value="year5ChangePercent" calcext:value-type="string">
            <text:p>year5ChangePercent</text:p>
          </table:table-cell>
          <table:table-cell table:formula="of:=COM.IEX.API.LOCALC.PYTHON.IEXIMPL.IEXKEYSTATSITEM([.C$5];[.B54])" office:value-type="float" office:value="1.69683692493111" calcext:value-type="float">
            <text:p>1.69683692493111</text:p>
          </table:table-cell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COM.IEX.API.LOCALC.PYTHON.IEXIMPL.IEXKEYSTATSKEYBYINDEX([.A55])" office:value-type="string" office:string-value="ytdChangePercent" calcext:value-type="string">
            <text:p>ytdChangePercent</text:p>
          </table:table-cell>
          <table:table-cell table:formula="of:=COM.IEX.API.LOCALC.PYTHON.IEXIMPL.IEXKEYSTATSITEM([.C$5];[.B55])" office:value-type="float" office:value="-0.00238012306977822" calcext:value-type="float">
            <text:p>-0.002380123069778</text:p>
          </table:table-cell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COM.IEX.API.LOCALC.PYTHON.IEXIMPL.IEXKEYSTATSKEYBYINDEX([.A56])" office:value-type="string" office:string-value="Index out of range" calcext:value-type="string">
            <text:p>Index out of range</text:p>
          </table:table-cell>
          <table:table-cell table:formula="of:=COM.IEX.API.LOCALC.PYTHON.IEXIMPL.IEXKEYSTATSITEM([.C$5];[.B56])" office:value-type="string" office:string-value="Invalid stats key" calcext:value-type="string">
            <text:p>Invalid stats key</text:p>
          </table:table-cell>
        </table:table-row>
      </table:table>
      <table:table table:name="IB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Key Stats</text:p>
          </table:table-cell>
          <table:covered-table-cell/>
          <table:covered-table-cell table:style-name="Default"/>
        </table:table-row>
        <table:table-row table:style-name="ro2">
          <table:table-cell table:style-name="ce12" office:value-type="string" calcext:value-type="string">
            <text:p>Key count</text:p>
          </table:table-cell>
          <table:table-cell table:formula="of:=COM.IEX.API.LOCALC.PYTHON.IEXIMPL.IEXKEYSTATSKEYCOUNT()" office:value-type="float" office:value="50" calcext:value-type="float">
            <text:p>50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ce13" office:value-type="string" calcext:value-type="string">
            <text:p>Symbol</text:p>
          </table:table-cell>
        </table:table-row>
        <table:table-row table:style-name="ro2"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Key</text:p>
          </table:table-cell>
          <table:table-cell table:style-name="ce14" office:value-type="string" calcext:value-type="string">
            <text:p>IB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IEX.API.LOCALC.PYTHON.IEXIMPL.IEXKEYSTATSKEYBYINDEX([.A6])" office:value-type="string" office:string-value="beta" calcext:value-type="string">
            <text:p>beta</text:p>
          </table:table-cell>
          <table:table-cell table:style-name="ce5" table:formula="of:=COM.IEX.API.LOCALC.PYTHON.IEXIMPL.IEXKEYSTATSITEM([.C$5];[.B6])" office:value-type="float" office:value="0.950195" calcext:value-type="float">
            <text:p>1</text:p>
          </table:table-cell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COM.IEX.API.LOCALC.PYTHON.IEXIMPL.IEXKEYSTATSKEYBYINDEX([.A7])" office:value-type="string" office:string-value="cash" calcext:value-type="string">
            <text:p>cash</text:p>
          </table:table-cell>
          <table:table-cell table:formula="of:=COM.IEX.API.LOCALC.PYTHON.IEXIMPL.IEXKEYSTATSITEM([.C$5];[.B7])" office:value-type="float" office:value="34505000000" calcext:value-type="float">
            <text:p>34505000000</text:p>
          </table:table-cell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COM.IEX.API.LOCALC.PYTHON.IEXIMPL.IEXKEYSTATSKEYBYINDEX([.A8])" office:value-type="string" office:string-value="companyName" calcext:value-type="string">
            <text:p>companyName</text:p>
          </table:table-cell>
          <table:table-cell table:formula="of:=COM.IEX.API.LOCALC.PYTHON.IEXIMPL.IEXKEYSTATSITEM([.C$5];[.B8])" office:value-type="string" office:string-value="International Business Machines Corporation" calcext:value-type="string">
            <text:p>International Business Machines Corporation</text:p>
          </table:table-cell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COM.IEX.API.LOCALC.PYTHON.IEXIMPL.IEXKEYSTATSKEYBYINDEX([.A9])" office:value-type="string" office:string-value="consensusEPS" calcext:value-type="string">
            <text:p>consensusEPS</text:p>
          </table:table-cell>
          <table:table-cell table:formula="of:=COM.IEX.API.LOCALC.PYTHON.IEXIMPL.IEXKEYSTATSITEM([.C$5];[.B9])" office:value-type="float" office:value="5.17" calcext:value-type="float">
            <text:p>5.17</text:p>
          </table:table-cell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COM.IEX.API.LOCALC.PYTHON.IEXIMPL.IEXKEYSTATSKEYBYINDEX([.A10])" office:value-type="string" office:string-value="day200MovingAvg" calcext:value-type="string">
            <text:p>day200MovingAvg</text:p>
          </table:table-cell>
          <table:table-cell table:style-name="ce5" table:formula="of:=COM.IEX.API.LOCALC.PYTHON.IEXIMPL.IEXKEYSTATSITEM([.C$5];[.B10])" office:value-type="float" office:value="148.78882" calcext:value-type="float">
            <text:p>149</text:p>
          </table:table-cell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COM.IEX.API.LOCALC.PYTHON.IEXIMPL.IEXKEYSTATSKEYBYINDEX([.A11])" office:value-type="string" office:string-value="day30ChangePercent" calcext:value-type="string">
            <text:p>day30ChangePercent</text:p>
          </table:table-cell>
          <table:table-cell table:formula="of:=COM.IEX.API.LOCALC.PYTHON.IEXIMPL.IEXKEYSTATSITEM([.C$5];[.B11])" office:value-type="float" office:value="-0.0508350155991925" calcext:value-type="float">
            <text:p>-0.050835015599193</text:p>
          </table:table-cell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COM.IEX.API.LOCALC.PYTHON.IEXIMPL.IEXKEYSTATSKEYBYINDEX([.A12])" office:value-type="string" office:string-value="day50MovingAvg" calcext:value-type="string">
            <text:p>day50MovingAvg</text:p>
          </table:table-cell>
          <table:table-cell table:formula="of:=COM.IEX.API.LOCALC.PYTHON.IEXIMPL.IEXKEYSTATSITEM([.C$5];[.B12])" office:value-type="float" office:value="156.76244" calcext:value-type="float">
            <text:p>156.76244</text:p>
          </table:table-cell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COM.IEX.API.LOCALC.PYTHON.IEXIMPL.IEXKEYSTATSKEYBYINDEX([.A13])" office:value-type="string" office:string-value="day5ChangePercent" calcext:value-type="string">
            <text:p>day5ChangePercent</text:p>
          </table:table-cell>
          <table:table-cell table:formula="of:=COM.IEX.API.LOCALC.PYTHON.IEXIMPL.IEXKEYSTATSITEM([.C$5];[.B13])" office:value-type="float" office:value="0.0292537313432836" calcext:value-type="float">
            <text:p>0.029253731343284</text:p>
          </table:table-cell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COM.IEX.API.LOCALC.PYTHON.IEXIMPL.IEXKEYSTATSKEYBYINDEX([.A14])" office:value-type="string" office:string-value="debt" calcext:value-type="string">
            <text:p>debt</text:p>
          </table:table-cell>
          <table:table-cell table:formula="of:=COM.IEX.API.LOCALC.PYTHON.IEXIMPL.IEXKEYSTATSITEM([.C$5];[.B14])" office:value-type="float" office:value="134080000000" calcext:value-type="float">
            <text:p>134080000000</text:p>
          </table:table-cell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COM.IEX.API.LOCALC.PYTHON.IEXIMPL.IEXKEYSTATSKEYBYINDEX([.A15])" office:value-type="string" office:string-value="dividendRate" calcext:value-type="string">
            <text:p>dividendRate</text:p>
          </table:table-cell>
          <table:table-cell table:formula="of:=COM.IEX.API.LOCALC.PYTHON.IEXIMPL.IEXKEYSTATSITEM([.C$5];[.B15])" office:value-type="float" office:value="6" calcext:value-type="float">
            <text:p>6</text:p>
          </table:table-cell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COM.IEX.API.LOCALC.PYTHON.IEXIMPL.IEXKEYSTATSKEYBYINDEX([.A16])" office:value-type="string" office:string-value="dividendYield" calcext:value-type="string">
            <text:p>dividendYield</text:p>
          </table:table-cell>
          <table:table-cell table:formula="of:=COM.IEX.API.LOCALC.PYTHON.IEXIMPL.IEXKEYSTATSITEM([.C$5];[.B16])" office:value-type="float" office:value="3.866976" calcext:value-type="float">
            <text:p>3.866976</text:p>
          </table:table-cell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COM.IEX.API.LOCALC.PYTHON.IEXIMPL.IEXKEYSTATSKEYBYINDEX([.A17])" office:value-type="string" office:string-value="EBITDA" calcext:value-type="string">
            <text:p>EBITDA</text:p>
          </table:table-cell>
          <table:table-cell table:style-name="ce5" table:formula="of:=COM.IEX.API.LOCALC.PYTHON.IEXIMPL.IEXKEYSTATSITEM([.C$5];[.B17])" office:value-type="float" office:value="16557000000" calcext:value-type="float">
            <text:p>16,557,000,000</text:p>
          </table:table-cell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COM.IEX.API.LOCALC.PYTHON.IEXIMPL.IEXKEYSTATSKEYBYINDEX([.A18])" office:value-type="string" office:string-value="EPSSurpriseDollar" calcext:value-type="string">
            <text:p>EPSSurpriseDollar</text:p>
          </table:table-cell>
          <table:table-cell table:formula="of:=COM.IEX.API.LOCALC.PYTHON.IEXIMPL.IEXKEYSTATSITEM([.C$5];[.B18])" office:value-type="string" office:string-value="" calcext:value-type="error">
            <text:p>#N/A</text:p>
          </table:table-cell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COM.IEX.API.LOCALC.PYTHON.IEXIMPL.IEXKEYSTATSKEYBYINDEX([.A19])" office:value-type="string" office:string-value="EPSSurprisePercent" calcext:value-type="string">
            <text:p>EPSSurprisePercent</text:p>
          </table:table-cell>
          <table:table-cell table:formula="of:=COM.IEX.API.LOCALC.PYTHON.IEXIMPL.IEXKEYSTATSITEM([.C$5];[.B19])" office:value-type="float" office:value="0.1934" calcext:value-type="float">
            <text:p>0.1934</text:p>
          </table:table-cell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COM.IEX.API.LOCALC.PYTHON.IEXIMPL.IEXKEYSTATSKEYBYINDEX([.A20])" office:value-type="string" office:string-value="exDividendDate" calcext:value-type="string">
            <text:p>exDividendDate</text:p>
          </table:table-cell>
          <table:table-cell table:formula="of:=COM.IEX.API.LOCALC.PYTHON.IEXIMPL.IEXKEYSTATSITEM([.C$5];[.B20])" office:value-type="string" office:string-value="2018-02-08 00:00:00.0" calcext:value-type="string">
            <text:p>2018-02-08 00:00:00.0</text:p>
          </table:table-cell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COM.IEX.API.LOCALC.PYTHON.IEXIMPL.IEXKEYSTATSKEYBYINDEX([.A21])" office:value-type="string" office:string-value="float" calcext:value-type="string">
            <text:p>float</text:p>
          </table:table-cell>
          <table:table-cell table:style-name="ce5" table:formula="of:=COM.IEX.API.LOCALC.PYTHON.IEXIMPL.IEXKEYSTATSITEM([.C$5];[.B21])" office:value-type="float" office:value="923796130" calcext:value-type="float">
            <text:p>923,796,130</text:p>
          </table:table-cell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COM.IEX.API.LOCALC.PYTHON.IEXIMPL.IEXKEYSTATSKEYBYINDEX([.A22])" office:value-type="string" office:string-value="grossProfit" calcext:value-type="string">
            <text:p>grossProfit</text:p>
          </table:table-cell>
          <table:table-cell table:style-name="ce5" table:formula="of:=COM.IEX.API.LOCALC.PYTHON.IEXIMPL.IEXKEYSTATSITEM([.C$5];[.B22])" office:value-type="float" office:value="36228000000" calcext:value-type="float">
            <text:p>36,228,000,000</text:p>
          </table:table-cell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COM.IEX.API.LOCALC.PYTHON.IEXIMPL.IEXKEYSTATSKEYBYINDEX([.A23])" office:value-type="string" office:string-value="insiderPercent" calcext:value-type="string">
            <text:p>insiderPercent</text:p>
          </table:table-cell>
          <table:table-cell table:formula="of:=COM.IEX.API.LOCALC.PYTHON.IEXIMPL.IEXKEYSTATSITEM([.C$5];[.B23])" office:value-type="string" office:string-value="" calcext:value-type="error">
            <text:p>#N/A</text:p>
          </table:table-cell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COM.IEX.API.LOCALC.PYTHON.IEXIMPL.IEXKEYSTATSKEYBYINDEX([.A24])" office:value-type="string" office:string-value="institutionPercent" calcext:value-type="string">
            <text:p>institutionPercent</text:p>
          </table:table-cell>
          <table:table-cell table:formula="of:=COM.IEX.API.LOCALC.PYTHON.IEXIMPL.IEXKEYSTATSITEM([.C$5];[.B24])" office:value-type="float" office:value="59.1" calcext:value-type="float">
            <text:p>59.1</text:p>
          </table:table-cell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COM.IEX.API.LOCALC.PYTHON.IEXIMPL.IEXKEYSTATSKEYBYINDEX([.A25])" office:value-type="string" office:string-value="latestEPS" calcext:value-type="string">
            <text:p>latestEPS</text:p>
          </table:table-cell>
          <table:table-cell table:formula="of:=COM.IEX.API.LOCALC.PYTHON.IEXIMPL.IEXKEYSTATSITEM([.C$5];[.B25])" office:value-type="float" office:value="6.11" calcext:value-type="float">
            <text:p>6.11</text:p>
          </table:table-cell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COM.IEX.API.LOCALC.PYTHON.IEXIMPL.IEXKEYSTATSKEYBYINDEX([.A26])" office:value-type="string" office:string-value="latestEPSDate" calcext:value-type="string">
            <text:p>latestEPSDate</text:p>
          </table:table-cell>
          <table:table-cell table:formula="of:=COM.IEX.API.LOCALC.PYTHON.IEXIMPL.IEXKEYSTATSITEM([.C$5];[.B26])" office:value-type="string" office:string-value="2017-12-31" calcext:value-type="string">
            <text:p>2017-12-31</text:p>
          </table:table-cell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COM.IEX.API.LOCALC.PYTHON.IEXIMPL.IEXKEYSTATSKEYBYINDEX([.A27])" office:value-type="string" office:string-value="marketcap" calcext:value-type="string">
            <text:p>marketcap</text:p>
          </table:table-cell>
          <table:table-cell table:style-name="ce5" table:formula="of:=COM.IEX.API.LOCALC.PYTHON.IEXIMPL.IEXKEYSTATSITEM([.C$5];[.B27])" office:value-type="float" office:value="143645790210" calcext:value-type="float">
            <text:p>143,645,790,210</text:p>
          </table:table-cell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COM.IEX.API.LOCALC.PYTHON.IEXIMPL.IEXKEYSTATSKEYBYINDEX([.A28])" office:value-type="string" office:string-value="month1ChangePercent" calcext:value-type="string">
            <text:p>month1ChangePercent</text:p>
          </table:table-cell>
          <table:table-cell table:formula="of:=COM.IEX.API.LOCALC.PYTHON.IEXIMPL.IEXKEYSTATSITEM([.C$5];[.B28])" office:value-type="float" office:value="-0.0457564575645756" calcext:value-type="float">
            <text:p>-0.045756457564576</text:p>
          </table:table-cell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COM.IEX.API.LOCALC.PYTHON.IEXIMPL.IEXKEYSTATSKEYBYINDEX([.A29])" office:value-type="string" office:string-value="month3ChangePercent" calcext:value-type="string">
            <text:p>month3ChangePercent</text:p>
          </table:table-cell>
          <table:table-cell table:formula="of:=COM.IEX.API.LOCALC.PYTHON.IEXIMPL.IEXKEYSTATSITEM([.C$5];[.B29])" office:value-type="float" office:value="0.0308949571457046" calcext:value-type="float">
            <text:p>0.030894957145705</text:p>
          </table:table-cell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COM.IEX.API.LOCALC.PYTHON.IEXIMPL.IEXKEYSTATSKEYBYINDEX([.A30])" office:value-type="string" office:string-value="month6ChangePercent" calcext:value-type="string">
            <text:p>month6ChangePercent</text:p>
          </table:table-cell>
          <table:table-cell table:formula="of:=COM.IEX.API.LOCALC.PYTHON.IEXIMPL.IEXKEYSTATSITEM([.C$5];[.B30])" office:value-type="float" office:value="0.105679469821136" calcext:value-type="float">
            <text:p>0.105679469821136</text:p>
          </table:table-cell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COM.IEX.API.LOCALC.PYTHON.IEXIMPL.IEXKEYSTATSKEYBYINDEX([.A31])" office:value-type="string" office:string-value="numberOfEstimates" calcext:value-type="string">
            <text:p>numberOfEstimates</text:p>
          </table:table-cell>
          <table:table-cell table:formula="of:=COM.IEX.API.LOCALC.PYTHON.IEXIMPL.IEXKEYSTATSITEM([.C$5];[.B31])" office:value-type="float" office:value="8" calcext:value-type="float">
            <text:p>8</text:p>
          </table:table-cell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COM.IEX.API.LOCALC.PYTHON.IEXIMPL.IEXKEYSTATSKEYBYINDEX([.A32])" office:value-type="string" office:string-value="peRatioHigh" calcext:value-type="string">
            <text:p>peRatioHigh</text:p>
          </table:table-cell>
          <table:table-cell table:formula="of:=COM.IEX.API.LOCALC.PYTHON.IEXIMPL.IEXKEYSTATSITEM([.C$5];[.B32])" office:value-type="float" office:value="0" calcext:value-type="float">
            <text:p>0</text:p>
          </table:table-cell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COM.IEX.API.LOCALC.PYTHON.IEXIMPL.IEXKEYSTATSKEYBYINDEX([.A33])" office:value-type="string" office:string-value="peRatioLow" calcext:value-type="string">
            <text:p>peRatioLow</text:p>
          </table:table-cell>
          <table:table-cell table:formula="of:=COM.IEX.API.LOCALC.PYTHON.IEXIMPL.IEXKEYSTATSITEM([.C$5];[.B33])" office:value-type="float" office:value="0.1" calcext:value-type="float">
            <text:p>0.1</text:p>
          </table:table-cell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COM.IEX.API.LOCALC.PYTHON.IEXIMPL.IEXKEYSTATSKEYBYINDEX([.A34])" office:value-type="string" office:string-value="priceToBook" calcext:value-type="string">
            <text:p>priceToBook</text:p>
          </table:table-cell>
          <table:table-cell table:formula="of:=COM.IEX.API.LOCALC.PYTHON.IEXIMPL.IEXKEYSTATSITEM([.C$5];[.B34])" office:value-type="float" office:value="7.7" calcext:value-type="float">
            <text:p>7.7</text:p>
          </table:table-cell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COM.IEX.API.LOCALC.PYTHON.IEXIMPL.IEXKEYSTATSKEYBYINDEX([.A35])" office:value-type="string" office:string-value="priceToSales" calcext:value-type="string">
            <text:p>priceToSales</text:p>
          </table:table-cell>
          <table:table-cell table:formula="of:=COM.IEX.API.LOCALC.PYTHON.IEXIMPL.IEXKEYSTATSITEM([.C$5];[.B35])" office:value-type="float" office:value="1.8269933" calcext:value-type="float">
            <text:p>1.8269933</text:p>
          </table:table-cell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COM.IEX.API.LOCALC.PYTHON.IEXIMPL.IEXKEYSTATSKEYBYINDEX([.A36])" office:value-type="string" office:string-value="profitMargin" calcext:value-type="string">
            <text:p>profitMargin</text:p>
          </table:table-cell>
          <table:table-cell table:formula="of:=COM.IEX.API.LOCALC.PYTHON.IEXIMPL.IEXKEYSTATSITEM([.C$5];[.B36])" office:value-type="float" office:value="7.27" calcext:value-type="float">
            <text:p>7.27</text:p>
          </table:table-cell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COM.IEX.API.LOCALC.PYTHON.IEXIMPL.IEXKEYSTATSKEYBYINDEX([.A37])" office:value-type="string" office:string-value="returnOnAssets" calcext:value-type="string">
            <text:p>returnOnAssets</text:p>
          </table:table-cell>
          <table:table-cell table:formula="of:=COM.IEX.API.LOCALC.PYTHON.IEXIMPL.IEXKEYSTATSITEM([.C$5];[.B37])" office:value-type="float" office:value="4.74" calcext:value-type="float">
            <text:p>4.74</text:p>
          </table:table-cell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COM.IEX.API.LOCALC.PYTHON.IEXIMPL.IEXKEYSTATSKEYBYINDEX([.A38])" office:value-type="string" office:string-value="returnOnCapital" calcext:value-type="string">
            <text:p>returnOnCapital</text:p>
          </table:table-cell>
          <table:table-cell table:formula="of:=COM.IEX.API.LOCALC.PYTHON.IEXIMPL.IEXKEYSTATSITEM([.C$5];[.B38])" office:value-type="string" office:string-value="" calcext:value-type="error">
            <text:p>#N/A</text:p>
          </table:table-cell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COM.IEX.API.LOCALC.PYTHON.IEXIMPL.IEXKEYSTATSKEYBYINDEX([.A39])" office:value-type="string" office:string-value="returnOnEquity" calcext:value-type="string">
            <text:p>returnOnEquity</text:p>
          </table:table-cell>
          <table:table-cell table:formula="of:=COM.IEX.API.LOCALC.PYTHON.IEXIMPL.IEXKEYSTATSITEM([.C$5];[.B39])" office:value-type="float" office:value="32.1" calcext:value-type="float">
            <text:p>32.1</text:p>
          </table:table-cell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COM.IEX.API.LOCALC.PYTHON.IEXIMPL.IEXKEYSTATSKEYBYINDEX([.A40])" office:value-type="string" office:string-value="revenue" calcext:value-type="string">
            <text:p>revenue</text:p>
          </table:table-cell>
          <table:table-cell table:style-name="ce5" table:formula="of:=COM.IEX.API.LOCALC.PYTHON.IEXIMPL.IEXKEYSTATSITEM([.C$5];[.B40])" office:value-type="float" office:value="79140000000" calcext:value-type="float">
            <text:p>79,140,000,000</text:p>
          </table:table-cell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COM.IEX.API.LOCALC.PYTHON.IEXIMPL.IEXKEYSTATSKEYBYINDEX([.A41])" office:value-type="string" office:string-value="revenuePerEmployee" calcext:value-type="string">
            <text:p>revenuePerEmployee</text:p>
          </table:table-cell>
          <table:table-cell table:formula="of:=COM.IEX.API.LOCALC.PYTHON.IEXIMPL.IEXKEYSTATSITEM([.C$5];[.B41])" office:value-type="float" office:value="190975" calcext:value-type="float">
            <text:p>190975</text:p>
          </table:table-cell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COM.IEX.API.LOCALC.PYTHON.IEXIMPL.IEXKEYSTATSKEYBYINDEX([.A42])" office:value-type="string" office:string-value="revenuePerShare" calcext:value-type="string">
            <text:p>revenuePerShare</text:p>
          </table:table-cell>
          <table:table-cell table:formula="of:=COM.IEX.API.LOCALC.PYTHON.IEXIMPL.IEXKEYSTATSITEM([.C$5];[.B42])" office:value-type="float" office:value="85" calcext:value-type="float">
            <text:p>85</text:p>
          </table:table-cell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COM.IEX.API.LOCALC.PYTHON.IEXIMPL.IEXKEYSTATSKEYBYINDEX([.A43])" office:value-type="string" office:string-value="sharesOutstanding" calcext:value-type="string">
            <text:p>sharesOutstanding</text:p>
          </table:table-cell>
          <table:table-cell table:style-name="ce5" table:formula="of:=COM.IEX.API.LOCALC.PYTHON.IEXIMPL.IEXKEYSTATSITEM([.C$5];[.B43])" office:value-type="float" office:value="925791378" calcext:value-type="float">
            <text:p>925,791,378</text:p>
          </table:table-cell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COM.IEX.API.LOCALC.PYTHON.IEXIMPL.IEXKEYSTATSKEYBYINDEX([.A44])" office:value-type="string" office:string-value="shortDate" calcext:value-type="string">
            <text:p>shortDate</text:p>
          </table:table-cell>
          <table:table-cell table:formula="of:=COM.IEX.API.LOCALC.PYTHON.IEXIMPL.IEXKEYSTATSITEM([.C$5];[.B44])" office:value-type="string" office:string-value="2018-01-31" calcext:value-type="string">
            <text:p>2018-01-31</text:p>
          </table:table-cell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COM.IEX.API.LOCALC.PYTHON.IEXIMPL.IEXKEYSTATSKEYBYINDEX([.A45])" office:value-type="string" office:string-value="shortInterest" calcext:value-type="string">
            <text:p>shortInterest</text:p>
          </table:table-cell>
          <table:table-cell table:style-name="ce5" table:formula="of:=COM.IEX.API.LOCALC.PYTHON.IEXIMPL.IEXKEYSTATSITEM([.C$5];[.B45])" office:value-type="float" office:value="18957848" calcext:value-type="float">
            <text:p>18,957,848</text:p>
          </table:table-cell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COM.IEX.API.LOCALC.PYTHON.IEXIMPL.IEXKEYSTATSKEYBYINDEX([.A46])" office:value-type="string" office:string-value="shortRatio" calcext:value-type="string">
            <text:p>shortRatio</text:p>
          </table:table-cell>
          <table:table-cell table:formula="of:=COM.IEX.API.LOCALC.PYTHON.IEXIMPL.IEXKEYSTATSITEM([.C$5];[.B46])" office:value-type="float" office:value="2.7439816" calcext:value-type="float">
            <text:p>2.7439816</text:p>
          </table:table-cell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COM.IEX.API.LOCALC.PYTHON.IEXIMPL.IEXKEYSTATSKEYBYINDEX([.A47])" office:value-type="string" office:string-value="symbol" calcext:value-type="string">
            <text:p>symbol</text:p>
          </table:table-cell>
          <table:table-cell table:formula="of:=COM.IEX.API.LOCALC.PYTHON.IEXIMPL.IEXKEYSTATSITEM([.C$5];[.B47])" office:value-type="string" office:string-value="IBM" calcext:value-type="string">
            <text:p>IBM</text:p>
          </table:table-cell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COM.IEX.API.LOCALC.PYTHON.IEXIMPL.IEXKEYSTATSKEYBYINDEX([.A48])" office:value-type="string" office:string-value="ttmEPS" calcext:value-type="string">
            <text:p>ttmEPS</text:p>
          </table:table-cell>
          <table:table-cell table:formula="of:=COM.IEX.API.LOCALC.PYTHON.IEXIMPL.IEXKEYSTATSITEM([.C$5];[.B48])" office:value-type="float" office:value="13.83" calcext:value-type="float">
            <text:p>13.83</text:p>
          </table:table-cell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COM.IEX.API.LOCALC.PYTHON.IEXIMPL.IEXKEYSTATSKEYBYINDEX([.A49])" office:value-type="string" office:string-value="week52change" calcext:value-type="string">
            <text:p>week52change</text:p>
          </table:table-cell>
          <table:table-cell table:formula="of:=COM.IEX.API.LOCALC.PYTHON.IEXIMPL.IEXKEYSTATSITEM([.C$5];[.B49])" office:value-type="float" office:value="-10.6171" calcext:value-type="float">
            <text:p>-10.6171</text:p>
          </table:table-cell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COM.IEX.API.LOCALC.PYTHON.IEXIMPL.IEXKEYSTATSKEYBYINDEX([.A50])" office:value-type="string" office:string-value="week52high" calcext:value-type="string">
            <text:p>week52high</text:p>
          </table:table-cell>
          <table:table-cell table:formula="of:=COM.IEX.API.LOCALC.PYTHON.IEXIMPL.IEXKEYSTATSITEM([.C$5];[.B50])" office:value-type="float" office:value="182.55" calcext:value-type="float">
            <text:p>182.55</text:p>
          </table:table-cell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COM.IEX.API.LOCALC.PYTHON.IEXIMPL.IEXKEYSTATSKEYBYINDEX([.A51])" office:value-type="string" office:string-value="week52low" calcext:value-type="string">
            <text:p>week52low</text:p>
          </table:table-cell>
          <table:table-cell table:formula="of:=COM.IEX.API.LOCALC.PYTHON.IEXIMPL.IEXKEYSTATSITEM([.C$5];[.B51])" office:value-type="float" office:value="139.13" calcext:value-type="float">
            <text:p>139.13</text:p>
          </table:table-cell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COM.IEX.API.LOCALC.PYTHON.IEXIMPL.IEXKEYSTATSKEYBYINDEX([.A52])" office:value-type="string" office:string-value="year1ChangePercent" calcext:value-type="string">
            <text:p>year1ChangePercent</text:p>
          </table:table-cell>
          <table:table-cell table:formula="of:=COM.IEX.API.LOCALC.PYTHON.IEXIMPL.IEXKEYSTATSITEM([.C$5];[.B52])" office:value-type="float" office:value="-0.139243315211361" calcext:value-type="float">
            <text:p>-0.139243315211361</text:p>
          </table:table-cell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COM.IEX.API.LOCALC.PYTHON.IEXIMPL.IEXKEYSTATSKEYBYINDEX([.A53])" office:value-type="string" office:string-value="year2ChangePercent" calcext:value-type="string">
            <text:p>year2ChangePercent</text:p>
          </table:table-cell>
          <table:table-cell table:formula="of:=COM.IEX.API.LOCALC.PYTHON.IEXIMPL.IEXKEYSTATSITEM([.C$5];[.B53])" office:value-type="float" office:value="0.159901323166629" calcext:value-type="float">
            <text:p>0.159901323166629</text:p>
          </table:table-cell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COM.IEX.API.LOCALC.PYTHON.IEXIMPL.IEXKEYSTATSKEYBYINDEX([.A54])" office:value-type="string" office:string-value="year5ChangePercent" calcext:value-type="string">
            <text:p>year5ChangePercent</text:p>
          </table:table-cell>
          <table:table-cell table:formula="of:=COM.IEX.API.LOCALC.PYTHON.IEXIMPL.IEXKEYSTATSITEM([.C$5];[.B54])" office:value-type="float" office:value="-0.21766752382393" calcext:value-type="float">
            <text:p>-0.21766752382393</text:p>
          </table:table-cell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COM.IEX.API.LOCALC.PYTHON.IEXIMPL.IEXKEYSTATSKEYBYINDEX([.A55])" office:value-type="string" office:string-value="ytdChangePercent" calcext:value-type="string">
            <text:p>ytdChangePercent</text:p>
          </table:table-cell>
          <table:table-cell table:formula="of:=COM.IEX.API.LOCALC.PYTHON.IEXIMPL.IEXKEYSTATSITEM([.C$5];[.B55])" office:value-type="float" office:value="0.00589951377633709" calcext:value-type="float">
            <text:p>0.005899513776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 style:data-style-name="N2" text:time-value="14:21:46.422095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2:56.631379907</meta:creation-date>
    <dc:date>2018-02-21T14:14:02.402002834</dc:date>
    <meta:editing-duration>PT26M47S</meta:editing-duration>
    <meta:editing-cycles>9</meta:editing-cycles>
    <meta:generator>LibreOffice/5.4.5.1$MacOSX_X86_64 LibreOffice_project/79c9829dd5d8054ec39a82dc51cd9eff340dbee8</meta:generator>
    <meta:document-statistic meta:table-count="2" meta:cell-count="317" meta:object-count="0"/>
  </office:meta>
</office:document-meta>
</file>